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.199cm" fo:margin-bottom="0.21cm" fo:text-align="start" style:justify-single-word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Text_20_body" style:list-style-name="L1">
      <style:paragraph-properties fo:margin-top="0.199cm" fo:margin-bottom="0.049cm" fo:text-align="start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Listado de clientes 1</text:h>
      <text:p text:style-name="P1"> </text:p>
      <text:list xml:id="list945875989974742184" text:style-name="L1">
        <text:list-item>
          <text:p text:style-name="P3">Relleno modificado <text:tab/>Relleno modificado</text:p>
        </text:list-item>
      </text:list>
      <text:p text:style-name="P1"> </text:p>
      <text:list xml:id="list945875989974742184" text:style-name="L1">
        <text:list-item>
          <text:p text:style-name="P3">angular <text:tab/>apellido angular</text:p>
        </text:list-item>
      </text:list>
      <text:p text:style-name="P1"> </text:p>
      <text:list xml:id="list945875989974742184" text:style-name="L1">
        <text:list-item>
          <text:p text:style-name="P3">probando sweetalert <text:tab/>funsiona</text:p>
        </text:list-item>
      </text:list>
      <text:p text:style-name="P1"> </text:p>
      <text:list xml:id="list945875989974742184" text:style-name="L1">
        <text:list-item>
          <text:p text:style-name="P3">Rellenó <text:tab/>Rellenó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Nombre nuevo <text:tab/>21rt21r21</text:p>
        </text:list-item>
      </text:list>
      <text:p text:style-name="P1"> </text:p>
      <text:list xml:id="list945875989974742184" text:style-name="L1">
        <text:list-item>
          <text:p text:style-name="P3">Nombre editado <text:tab/>kjjko</text:p>
        </text:list-item>
      </text:list>
      <text:p text:style-name="P1"> </text:p>
      <text:list xml:id="list945875989974742184" text:style-name="L1">
        <text:list-item>
          <text:p text:style-name="P3">asfas <text:tab/>safasf</text:p>
        </text:list-item>
      </text:list>
      <text:p text:style-name="P1"> </text:p>
      <text:list xml:id="list945875989974742184" text:style-name="L1">
        <text:list-item>
          <text:p text:style-name="P3">af&lt; <text:tab/>rrrrws</text:p>
        </text:list-item>
      </text:list>
      <text:p text:style-name="P1"> </text:p>
      <text:list xml:id="list945875989974742184" text:style-name="L1">
        <text:list-item>
          <text:p text:style-name="P3">Nuevo <text:tab/>Prueba2</text:p>
        </text:list-item>
      </text:list>
      <text:p text:style-name="P1"> </text:p>
      <text:list xml:id="list945875989974742184" text:style-name="L1">
        <text:list-item>
          <text:p text:style-name="P3">Nombre editado d <text:tab/>fasfs</text:p>
        </text:list-item>
      </text:list>
      <text:p text:style-name="P1"> </text:p>
      <text:list xml:id="list945875989974742184" text:style-name="L1">
        <text:list-item>
          <text:p text:style-name="P3">Prueba222 <text:tab/>22dqwf</text:p>
        </text:list-item>
      </text:list>
      <text:p text:style-name="P1"> </text:p>
      <text:list xml:id="list945875989974742184" text:style-name="L1">
        <text:list-item>
          <text:p text:style-name="P3">ibnln <text:tab/>s</text:p>
        </text:list-item>
      </text:list>
      <text:p text:style-name="P1"> </text:p>
      <text:list xml:id="list945875989974742184" text:style-name="L1">
        <text:list-item>
          <text:p text:style-name="P3">img <text:tab/>img</text:p>
        </text:list-item>
      </text:list>
      <text:p text:style-name="P1"> </text:p>
      <text:list xml:id="list945875989974742184" text:style-name="L1">
        <text:list-item>
          <text:p text:style-name="P3">Nombre editado <text:tab/>gewg</text:p>
        </text:list-item>
      </text:list>
      <text:p text:style-name="P1"> </text:p>
      <text:list xml:id="list945875989974742184" text:style-name="L1">
        <text:list-item>
          <text:p text:style-name="P3">Nuevo <text:tab/>Prueba2</text:p>
        </text:list-item>
      </text:list>
      <text:p text:style-name="P1"> </text:p>
      <text:list xml:id="list945875989974742184" text:style-name="L1">
        <text:list-item>
          <text:p text:style-name="P3">sfafasfasf <text:tab/>fsafasf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Nuevo <text:tab/>Prueba</text:p>
        </text:list-item>
      </text:list>
      <text:p text:style-name="P1"> </text:p>
      <text:list xml:id="list945875989974742184" text:style-name="L1">
        <text:list-item>
          <text:p text:style-name="P3">el del curso es un manta <text:tab/>manag</text:p>
        </text:list-item>
      </text:list>
      <text:p text:style-name="P1"> </text:p>
      <text:list xml:id="list945875989974742184" text:style-name="L1">
        <text:list-item>
          <text:p text:style-name="P3">ijon <text:tab/>qq</text:p>
        </text:list-item>
      </text:list>
      <text:p text:style-name="P1"> </text:p>
      <text:list xml:id="list945875989974742184" text:style-name="L1">
        <text:list-item>
          <text:p text:style-name="P3">Nombre nuevo <text:tab/>z&lt;cc</text:p>
        </text:list-item>
      </text:list>
      <text:p text:style-name="P1"> </text:p>
      <text:list xml:id="list945875989974742184" text:style-name="L1">
        <text:list-item>
          <text:p text:style-name="P3">ááá éee <text:tab/>earfaef</text:p>
        </text:list-item>
      </text:list>
      <text:p text:style-name="P1"> </text:p>
      <text:list xml:id="list945875989974742184" text:style-name="L1">
        <text:list-item>
          <text:p text:style-name="P3">áéóíúuaasfsas <text:tab/>safsaf</text:p>
        </text:list-item>
      </text:list>
      <text:p text:style-name="P1"> </text:p>
      <text:list xml:id="list945875989974742184" text:style-name="L1">
        <text:list-item>
          <text:p text:style-name="P3">api  <text:tab/>rest</text:p>
        </text:list-item>
      </text:list>
      <text:p text:style-name="P1"> </text:p>
      <text:list xml:id="list945875989974742184" text:style-name="L1">
        <text:list-item>
          <text:p text:style-name="P3">Relleno modificado <text:tab/>Relleno modificad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> </text:p>
      <text:list xml:id="list945875989974742184" text:style-name="L1">
        <text:list-item>
          <text:p text:style-name="P3">Relleno <text:tab/>Relleno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15T12:24:03.75</meta:creation-date>
    <dc:date>2019-05-15T15:26:03.41</dc:date>
    <meta:editing-duration>PT12M33S</meta:editing-duration>
    <meta:editing-cycles>8</meta:editing-cycles>
    <meta:generator>OpenOffice/4.1.6$Win32 OpenOffice.org_project/416m1$Build-9790</meta:generator>
    <meta:document-statistic meta:table-count="0" meta:image-count="0" meta:object-count="0" meta:page-count="1" meta:paragraph-count="4" meta:word-count="9" meta:character-count="76"/>
  </office:meta>
</office:document-meta>
</file>